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table:number-columns-repeated="3"/>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table:number-columns-repeated="4"/>
        </table:table-row>
        <table:table-row table:style-name="ro1">
          <table:table-cell office:value-type="float" office:value="20190517" calcext:value-type="float">
            <text:p>20190517</text:p>
          </table:table-cell>
          <table:table-cell table:number-columns-repeated="3"/>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table:number-columns-repeated="3"/>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table:number-columns-repeated="3"/>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table:number-columns-repeated="4"/>
        </table:table-row>
        <table:table-row table:style-name="ro1">
          <table:table-cell office:value-type="float" office:value="20190521" calcext:value-type="float">
            <text:p>20190521</text:p>
          </table:table-cell>
          <table:table-cell table:number-columns-repeated="3"/>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table:number-columns-repeated="3"/>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table:number-columns-repeated="3"/>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table:number-columns-repeated="3"/>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table:number-columns-repeated="3"/>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table:number-columns-repeated="4"/>
        </table:table-row>
        <table:table-row table:style-name="ro1">
          <table:table-cell office:value-type="float" office:value="20190527" calcext:value-type="float">
            <text:p>20190527</text:p>
          </table:table-cell>
          <table:table-cell table:number-columns-repeated="4"/>
        </table:table-row>
        <table:table-row table:style-name="ro1">
          <table:table-cell office:value-type="float" office:value="20190528" calcext:value-type="float">
            <text:p>20190528</text:p>
          </table:table-cell>
          <table:table-cell table:number-columns-repeated="4"/>
        </table:table-row>
        <table:table-row table:style-name="ro1">
          <table:table-cell office:value-type="float" office:value="20190529" calcext:value-type="float">
            <text:p>20190529</text:p>
          </table:table-cell>
          <table:table-cell table:number-columns-repeated="3"/>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table:number-columns-repeated="4"/>
        </table:table-row>
        <table:table-row table:style-name="ro1">
          <table:table-cell office:value-type="float" office:value="20190531" calcext:value-type="float">
            <text:p>20190531</text:p>
          </table:table-cell>
          <table:table-cell table:number-columns-repeated="3"/>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table:number-columns-repeated="3"/>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table:number-columns-repeated="4"/>
        </table:table-row>
        <table:table-row table:style-name="ro1">
          <table:table-cell office:value-type="float" office:value="20190603" calcext:value-type="float">
            <text:p>20190603</text:p>
          </table:table-cell>
          <table:table-cell table:number-columns-repeated="4"/>
        </table:table-row>
        <table:table-row table:style-name="ro1">
          <table:table-cell office:value-type="float" office:value="20190604" calcext:value-type="float">
            <text:p>20190604</text:p>
          </table:table-cell>
          <table:table-cell table:number-columns-repeated="3"/>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table:number-columns-repeated="3"/>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table:number-columns-repeated="4"/>
        </table:table-row>
        <table:table-row table:style-name="ro1">
          <table:table-cell office:value-type="float" office:value="20190607" calcext:value-type="float">
            <text:p>20190607</text:p>
          </table:table-cell>
          <table:table-cell table:number-columns-repeated="4"/>
        </table:table-row>
        <table:table-row table:style-name="ro1">
          <table:table-cell office:value-type="float" office:value="20190608" calcext:value-type="float">
            <text:p>20190608</text:p>
          </table:table-cell>
          <table:table-cell table:number-columns-repeated="3"/>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table:number-columns-repeated="4"/>
        </table:table-row>
        <table:table-row table:style-name="ro1">
          <table:table-cell office:value-type="float" office:value="20190610" calcext:value-type="float">
            <text:p>20190610</text:p>
          </table:table-cell>
          <table:table-cell table:number-columns-repeated="4"/>
        </table:table-row>
        <table:table-row table:style-name="ro1">
          <table:table-cell office:value-type="float" office:value="20190611" calcext:value-type="float">
            <text:p>20190611</text:p>
          </table:table-cell>
          <table:table-cell table:number-columns-repeated="4"/>
        </table:table-row>
        <table:table-row table:style-name="ro1">
          <table:table-cell office:value-type="float" office:value="20190612" calcext:value-type="float">
            <text:p>20190612</text:p>
          </table:table-cell>
          <table:table-cell table:number-columns-repeated="3"/>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table:number-columns-repeated="4"/>
        </table:table-row>
        <table:table-row table:style-name="ro1">
          <table:table-cell office:value-type="float" office:value="20190614" calcext:value-type="float">
            <text:p>20190614</text:p>
          </table:table-cell>
          <table:table-cell table:number-columns-repeated="3"/>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table:number-columns-repeated="3"/>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table:number-columns-repeated="3"/>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table:number-columns-repeated="2"/>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table:number-columns-repeated="3"/>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table:number-columns-repeated="4"/>
        </table:table-row>
        <table:table-row table:style-name="ro1">
          <table:table-cell office:value-type="float" office:value="20190620" calcext:value-type="float">
            <text:p>20190620</text:p>
          </table:table-cell>
          <table:table-cell table:number-columns-repeated="3"/>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table:number-columns-repeated="3"/>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table:number-columns-repeated="3"/>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table:number-columns-repeated="3"/>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table:number-columns-repeated="4"/>
        </table:table-row>
        <table:table-row table:style-name="ro1">
          <table:table-cell office:value-type="float" office:value="20190625" calcext:value-type="float">
            <text:p>20190625</text:p>
          </table:table-cell>
          <table:table-cell table:number-columns-repeated="4"/>
        </table:table-row>
        <table:table-row table:style-name="ro1">
          <table:table-cell office:value-type="float" office:value="20190626" calcext:value-type="float">
            <text:p>20190626</text:p>
          </table:table-cell>
          <table:table-cell table:number-columns-repeated="3"/>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table:number-columns-repeated="3"/>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table:number-columns-repeated="4"/>
        </table:table-row>
        <table:table-row table:style-name="ro1">
          <table:table-cell office:value-type="float" office:value="20190629" calcext:value-type="float">
            <text:p>20190629</text:p>
          </table:table-cell>
          <table:table-cell table:number-columns-repeated="4"/>
        </table:table-row>
        <table:table-row table:style-name="ro1">
          <table:table-cell office:value-type="float" office:value="20190630" calcext:value-type="float">
            <text:p>20190630</text:p>
          </table:table-cell>
          <table:table-cell table:number-columns-repeated="4"/>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table:number-columns-repeated="4"/>
        </table:table-row>
        <table:table-row table:style-name="ro1">
          <table:table-cell office:value-type="float" office:value="20190702" calcext:value-type="float">
            <text:p>20190702</text:p>
          </table:table-cell>
          <table:table-cell table:number-columns-repeated="3"/>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table:number-columns-repeated="4"/>
        </table:table-row>
        <table:table-row table:style-name="ro1">
          <table:table-cell office:value-type="float" office:value="20190704" calcext:value-type="float">
            <text:p>20190704</text:p>
          </table:table-cell>
          <table:table-cell table:number-columns-repeated="4"/>
        </table:table-row>
        <table:table-row table:style-name="ro1">
          <table:table-cell office:value-type="float" office:value="20190705" calcext:value-type="float">
            <text:p>20190705</text:p>
          </table:table-cell>
          <table:table-cell table:number-columns-repeated="4"/>
        </table:table-row>
        <table:table-row table:style-name="ro1">
          <table:table-cell office:value-type="float" office:value="20190706" calcext:value-type="float">
            <text:p>20190706</text:p>
          </table:table-cell>
          <table:table-cell table:number-columns-repeated="4"/>
        </table:table-row>
        <table:table-row table:style-name="ro1">
          <table:table-cell office:value-type="float" office:value="20190707" calcext:value-type="float">
            <text:p>20190707</text:p>
          </table:table-cell>
          <table:table-cell table:number-columns-repeated="3"/>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table:number-columns-repeated="3"/>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table:number-columns-repeated="4"/>
        </table:table-row>
        <table:table-row table:style-name="ro1">
          <table:table-cell office:value-type="float" office:value="20190710" calcext:value-type="float">
            <text:p>20190710</text:p>
          </table:table-cell>
          <table:table-cell table:number-columns-repeated="4"/>
        </table:table-row>
        <table:table-row table:style-name="ro1">
          <table:table-cell office:value-type="float" office:value="20190711" calcext:value-type="float">
            <text:p>20190711</text:p>
          </table:table-cell>
          <table:table-cell table:number-columns-repeated="3"/>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table:number-columns-repeated="4"/>
        </table:table-row>
        <table:table-row table:style-name="ro1">
          <table:table-cell office:value-type="float" office:value="20190713" calcext:value-type="float">
            <text:p>20190713</text:p>
          </table:table-cell>
          <table:table-cell table:number-columns-repeated="4"/>
        </table:table-row>
        <table:table-row table:style-name="ro1">
          <table:table-cell office:value-type="float" office:value="20190714" calcext:value-type="float">
            <text:p>20190714</text:p>
          </table:table-cell>
          <table:table-cell table:number-columns-repeated="4"/>
        </table:table-row>
        <table:table-row table:style-name="ro1">
          <table:table-cell office:value-type="float" office:value="20190715" calcext:value-type="float">
            <text:p>20190715</text:p>
          </table:table-cell>
          <table:table-cell table:number-columns-repeated="4"/>
        </table:table-row>
        <table:table-row table:style-name="ro1">
          <table:table-cell office:value-type="float" office:value="20190716" calcext:value-type="float">
            <text:p>20190716</text:p>
          </table:table-cell>
          <table:table-cell table:number-columns-repeated="4"/>
        </table:table-row>
        <table:table-row table:style-name="ro1">
          <table:table-cell office:value-type="float" office:value="20190717" calcext:value-type="float">
            <text:p>20190717</text:p>
          </table:table-cell>
          <table:table-cell table:number-columns-repeated="3"/>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table:number-columns-repeated="3"/>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table:number-columns-repeated="4"/>
        </table:table-row>
        <table:table-row table:style-name="ro1">
          <table:table-cell office:value-type="float" office:value="20190720" calcext:value-type="float">
            <text:p>20190720</text:p>
          </table:table-cell>
          <table:table-cell table:number-columns-repeated="4"/>
        </table:table-row>
        <table:table-row table:style-name="ro1">
          <table:table-cell office:value-type="float" office:value="20190721" calcext:value-type="float">
            <text:p>20190721</text:p>
          </table:table-cell>
          <table:table-cell table:number-columns-repeated="4"/>
        </table:table-row>
        <table:table-row table:style-name="ro1">
          <table:table-cell office:value-type="float" office:value="20190722" calcext:value-type="float">
            <text:p>20190722</text:p>
          </table:table-cell>
          <table:table-cell table:number-columns-repeated="4"/>
        </table:table-row>
        <table:table-row table:style-name="ro1">
          <table:table-cell office:value-type="float" office:value="20190723" calcext:value-type="float">
            <text:p>20190723</text:p>
          </table:table-cell>
          <table:table-cell table:number-columns-repeated="4"/>
        </table:table-row>
        <table:table-row table:style-name="ro1">
          <table:table-cell office:value-type="float" office:value="20190724" calcext:value-type="float">
            <text:p>20190724</text:p>
          </table:table-cell>
          <table:table-cell table:number-columns-repeated="4"/>
        </table:table-row>
        <table:table-row table:style-name="ro1">
          <table:table-cell office:value-type="float" office:value="20190725" calcext:value-type="float">
            <text:p>20190725</text:p>
          </table:table-cell>
          <table:table-cell table:number-columns-repeated="4"/>
        </table:table-row>
        <table:table-row table:style-name="ro1">
          <table:table-cell office:value-type="float" office:value="20190726" calcext:value-type="float">
            <text:p>20190726</text:p>
          </table:table-cell>
          <table:table-cell table:number-columns-repeated="3"/>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table:number-columns-repeated="4"/>
        </table:table-row>
        <table:table-row table:style-name="ro1">
          <table:table-cell office:value-type="float" office:value="20190728" calcext:value-type="float">
            <text:p>20190728</text:p>
          </table:table-cell>
          <table:table-cell table:number-columns-repeated="3"/>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table:number-columns-repeated="3"/>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table:number-columns-repeated="3"/>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table:number-columns-repeated="4"/>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table:number-columns-repeated="4"/>
        </table:table-row>
        <table:table-row table:style-name="ro1">
          <table:table-cell office:value-type="float" office:value="20190802" calcext:value-type="float">
            <text:p>20190802</text:p>
          </table:table-cell>
          <table:table-cell table:number-columns-repeated="3"/>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2">00/00/0000</text:date>, <text:time style:data-style-name="N2" text:time-value="23:12:29.5157590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3-02T23:17:05.327428232</dc:date>
    <meta:editing-duration>P3DT8H51M51S</meta:editing-duration>
    <meta:editing-cycles>381</meta:editing-cycles>
    <meta:generator>LibreOffice/6.3.4.2.0$Linux_X86_64 LibreOffice_project/30$Build-2</meta:generator>
    <meta:document-statistic meta:table-count="1" meta:cell-count="871" meta:object-count="0"/>
  </office:meta>
</office:document-meta>
</file>